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Standard" style:list-style-name="L4">
      <style:text-properties officeooo:rsid="000430fd" officeooo:paragraph-rsid="000430fd"/>
    </style:style>
    <style:style style:name="P2" style:family="paragraph" style:parent-style-name="Standard" style:list-style-name="">
      <style:text-properties officeooo:rsid="000430fd" officeooo:paragraph-rsid="000934d0"/>
    </style:style>
    <style:style style:name="P3" style:family="paragraph" style:parent-style-name="Standard" style:list-style-name="L4">
      <style:text-properties officeooo:paragraph-rsid="000934d0"/>
    </style:style>
    <style:style style:name="T1" style:family="text">
      <style:text-properties officeooo:rsid="000609f3"/>
    </style:style>
    <style:style style:name="T2" style:family="text">
      <style:text-properties officeooo:rsid="000934d0"/>
    </style:style>
    <style:style style:name="T3" style:family="text">
      <style:text-properties officeooo:rsid="000430f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The number one reason that the Civil War occurred is because of Manifest Destiny. Americans believed that they had the God-given right to expand to include the entire continent and spread liberty, ideals, and politics. The North thought that the Southerners were using M2anifest Destiny to promote slavery, while the South thought that the Northerners were spreading anti-slavery sentiments through Manifest Destiny. Some thought that America should be expanded by force, but others thought that America should be spread peacefully or not at all. The difference in sentiments between the North and the South resulted in conflict, leading to the Civil War. Henry Clay was opposed to the idea of Manifest Destiny because he thought that it would tear the country apart. Manifest Destiny frequently brought up the issues of slavery and sectionalism in all aspects of society.</text:span></text:p>
      <text:p text:style-name="P2"/>
      <text:p text:style-name="P2"/>
      <text:p text:style-name="P2"/>
      <text:list xml:id="list3156269207752840470" text:style-name="L4">
        <text:list-item>
          <text:p text:style-name="P1">Manifest Destiny</text:p>
          <text:list>
            <text:list-item>
              <text:p text:style-name="P1">Expansion of the US all over North America</text:p>
            </text:list-item>
            <text:list-item>
              <text:p text:style-name="P1">The issue of Texas and people moving there</text:p>
            </text:list-item>
            <text:list-item>
              <text:p text:style-name="P3"><text:span text:style-name="T3">The Oregon trail</text:span></text:p>
            </text:list-item>
          </text:list>
        </text:list-item>
        <text:list-item>
          <text:p text:style-name="P3"><text:span text:style-name="T3">The Government creating new states raising conflict about slavery</text:span></text:p>
          <text:list>
            <text:list-item>
              <text:p text:style-name="P1">Creating new states and their slavery policies</text:p>
            </text:list-item>
          </text:list>
        </text:list-item>
        <text:list-item>
          <text:p text:style-name="P1">Gold Rush</text:p>
          <text:list>
            <text:list-item>
              <text:p text:style-name="P1">Resulted in ethnic tension in Cali</text:p>
            </text:list-item>
          </text:list>
        </text:list-item>
        <text:list-item>
          <text:p text:style-name="P1">The Mexican War</text:p>
          <text:list>
            <text:list-item>
              <text:p text:style-name="P1">Got new territory which they thought would be used to promote slavery</text:p>
            </text:list-item>
          </text:list>
        </text:list-item>
        <text:list-item>
          <text:p text:style-name="P1">The Pro-Slavery argument</text:p>
          <text:list>
            <text:list-item>
              <text:p text:style-name="P1">The South thought slavery was necessary evi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22:45:17.913782058</meta:creation-date>
    <meta:editing-duration>PT1H54M50S</meta:editing-duration>
    <meta:editing-cycles>2</meta:editing-cycles>
    <meta:generator>LibreOffice/4.3.4.1$Linux_X86_64 LibreOffice_project/430m0$Build-1</meta:generator>
    <dc:date>2014-12-15T22:46:59.553142204</dc:date>
    <meta:document-statistic meta:table-count="0" meta:image-count="0" meta:object-count="0" meta:page-count="1" meta:paragraph-count="13" meta:word-count="220" meta:character-count="1319" meta:non-whitespace-character-count="1123"/>
  </office:meta>
</office:document-meta>
</file>